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0555in" loext:contextual-spacing="false" fo:line-height="100%"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25in" style:auto-text-indent="false"/>
    </style:style>
    <style:style style:name="P6" style:family="paragraph" style:parent-style-name="Heading_20_1">
      <style:paragraph-properties fo:margin-left="0in" fo:margin-right="0in" fo:text-indent="0in" style:auto-text-indent="false"/>
    </style:style>
    <style:style style:name="P7" style:family="paragraph" style:parent-style-name="Heading_20_1">
      <style:paragraph-properties fo:margin-left="0in" fo:margin-right="0in" fo:text-indent="0in" style:auto-text-indent="false" fo:break-before="page"/>
    </style:style>
    <style:style style:name="P8" style:family="paragraph" style:parent-style-name="Heading_20_1">
      <style:paragraph-properties fo:margin-left="0in" fo:margin-right="0in" fo:text-indent="0in" style:auto-text-indent="false"/>
    </style:style>
    <style:style style:name="P9" style:family="paragraph" style:parent-style-name="Title" style:master-page-name="Standard">
      <style:paragraph-properties fo:margin-left="0in" fo:margin-right="0in" fo:text-align="center" style:justify-single-word="false" fo:text-indent="0in" style:auto-text-indent="false" style:page-number="1"/>
    </style:style>
    <style:style style:name="T1" style:family="text">
      <style:text-properties fo:color="#4a86e8" style:font-name="Arial" style:font-name-asian="Arial1" style:font-name-complex="Arial1"/>
    </style:style>
    <style:style style:name="T2" style:family="text">
      <style:text-properties fo:color="#4a86e8" fo:font-style="italic" style:font-style-asian="italic"/>
    </style:style>
    <style:style style:name="T3" style:family="text">
      <style:text-properties fo:font-variant="normal" fo:text-transform="none" fo:color="#1155cc"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7neoi53ljlit"/><text:span text:style-name="T1">Ideas for Re-establishment of CRB Lab Colonies at UoG</text:span></text:p>
      <text:p text:style-name="Heading_20_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0sgh8x489i0" text:style-name="Index_20_Link" text:visited-style-name="Index_20_Link"><text:span text:style-name="T3">Background</text:span></text:a></text:p>
          <text:p text:style-name="P2"><text:a xlink:type="simple" xlink:href="#_m6muk7b3q7xu" text:style-name="Index_20_Link" text:visited-style-name="Index_20_Link"><text:span text:style-name="T3">Larval Rearing</text:span></text:a></text:p>
          <text:p text:style-name="P2"><text:a xlink:type="simple" xlink:href="#_tnsdbl80lq34" text:style-name="Index_20_Link" text:visited-style-name="Index_20_Link"><text:span text:style-name="T3">Adult Rearing</text:span></text:a></text:p>
          <text:p text:style-name="P2"><text:a xlink:type="simple" xlink:href="#_qn2c90ypidnc" text:style-name="Index_20_Link" text:visited-style-name="Index_20_Link"><text:span text:style-name="T3">Environmental Conditions</text:span></text:a></text:p>
          <text:p text:style-name="P3"><text:a xlink:type="simple" xlink:href="#_x78ccxoxv1f2" text:style-name="Index_20_Link" text:visited-style-name="Index_20_Link"><text:span text:style-name="T3">Establishment of Lab Colonies</text:span></text:a></text:p>
        </text:index-body>
      </text:table-of-content>
      <text:p text:style-name="Heading_20_1"><text:bookmark text:name="_t0sgh8x489i0"/></text:p>
      <text:p text:style-name="Heading_20_1"><text:bookmark text:name="_4u27bs2v31zk"/>Background</text:p>
      <text:p text:style-name="Standard">We need healthy CRB from the CRB-G genotype (presumed resistant to OrNV) and CRB-S genotypes (presumed susceptible to OrNV) for comparative bioassays and other experiments. </text:p>
      <text:p text:style-name="Standard"/>
      <text:p text:style-name="Standard">Previously, we reared CRB individually in Mason jars. Beetles were reared from egg to pupa by feeding them commercial steer manure-soil mix purchased in large bags from a local hardware store. When adults emerged, steer manure was replaced with moist peat moss and were fed banana slices. Using a commercial steer manure product for CRB larval rearing is risky because cattle are often dosed with veterinary containing active ingredients such as ivermectin and abamectin which maintain insecticidal activity in manure. In addition, soil products are sometimes sprayed during production to control flies.</text:p>
      <text:p text:style-name="Standard"/>
      <text:p text:style-name="Standard">In recent years, we have used field collected beetles for lab experiments. <text:s/>Most came from pheromone traps, but some came from breeding sites. We used field collected beetles in preference to lab reared beetles because it was much easier to collect rather than rear. However, the quality of field collected beetles as test animals has proven highly variable. In several experiments, we observed high mortality in experimental control groups, resulting in failure of these experiments. We suspect that this mortality was due to pesticides and/or pathogens in their food. </text:p>
      <text:p text:style-name="Standard"/>
      <text:p text:style-name="Standard">We need to develop a clean, well defined rearing protocol which will produce high quality CRB adults. We plan to continue rearing insects individually in Mason jars. A record for each individual will be maintained in an existing laboratory management system (LMS) database. We intend to establish isofemale lineages starting with field collected gravid females. The genotype of these females will be determined when they have finished ovipositing. Care will be taken to maintain a pedigree for all progeny. </text:p>
      <text:p text:style-name="Standard"/>
      <text:p text:style-name="Standard">DNA and live beetles from the UOG rearing facility will be made available to colleagues.</text:p>
      <text:p text:style-name="P4"/>
      <text:p text:style-name="P6"><text:bookmark text:name="_dug7o2npe12w"/></text:p>
      <text:p text:style-name="P7"><text:bookmark text:name="_44ueq89mf20i"/>Larval Rearing</text:p>
      <text:p text:style-name="Standard">Standing dead, decaying coconut stems are a favored breeding site for CRB. I suggest that we can mill portions of dead decaying coconut stems to use as food for rearing grubs. To harvest this material we need to obtain sections of felled stems which are currently inhabited by grubs. After removing all CRB live stages, the decaying material will be chipped, oven dried/sterilized (100 deg C), and milled into small particles (size to be determined). This material will be stored in a freezer until used.</text:p>
      <text:p text:style-name="Standard"/>
      <text:p text:style-name="Standard">Prior to use, the food material will be poured into Mason jars and rehydrated. Each jar will be "seeded" with a surface-sterilized egg or neonate grub. </text:p>
      <text:p text:style-name="Standard"/>
      <text:p text:style-name="Standard"><text:span text:style-name="T2">Possible impediments: Microbial symbionts picked up from the environment may be necessary for optimum CRB larval development.</text:span></text:p>
      <text:p text:style-name="Standard"/>
      <text:p text:style-name="P6"><text:bookmark text:name="_tnsdbl80lq34"/>Adult Rearing</text:p>
      <text:p text:style-name="Standard">Adults will be transferred to moist peat moss and fed banana slices.</text:p>
      <text:p text:style-name="Standard"/>
      <text:p text:style-name="P6"><text:bookmark text:name="_qn2c90ypidnc"/>Environmental Conditions</text:p>
      <text:p text:style-name="P5">Mason jars containing beetles will be kept in environmental chambers set to 80 deg. F, 80% RH, and 12 h photoperiod.</text:p>
      <text:p text:style-name="P5"/>
      <text:p text:style-name="P5"><text:span text:style-name="T2">Possible impediments: We have 3 environmental chambers. But these may not be large enough or reliable enough. A fall back idea is to keep the Mason jars on shelving in an open lab. Maintaining humidity within the jars is not expected to be a problem. Temperature will be lower than 80 deg. F, resulting in a longer generation time.</text:span></text:p>
      <text:p text:style-name="P4"/>
      <text:p text:style-name="P6"><text:bookmark text:name="_vyzugo87c9n0"/>Establishment of Lab Colonies</text:p>
      <text:p text:style-name="Standard">UOG holds a USDA-APHIS to import live CRB to be reared in quarantine and we have <text:s/>built escape proof shipping containers for transporting live beetles. Our original plan was to collect CRB-S from American Samoa. Unfortunately, we had to cancel travel plans on two occasions, first because of a measles outbreak and second because of COVID. <text:s/>Our current plan is to source adult females from the Republic of Palau which has several CRB genotypes.</text:p>
      <text:p text:style-name="P4"/>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in" fo:margin-bottom="0.0417in" loext:contextual-spacing="false" fo:line-height="100%" fo:text-indent="-0.25in" style:auto-text-indent="false"/>
      <style:text-properties fo:color="#4a86e8"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25in" fo:margin-right="0in" fo:margin-top="0in" fo:margin-bottom="0.0417in" loext:contextual-spacing="false" fo:line-height="100%" fo:text-indent="-0.25in" style:auto-text-indent="false"/>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5in" fo:margin-right="0in" fo:text-indent="-0.25in"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e75b5"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625" meta:character-count="3914" meta:non-whitespace-character-count="3305"/>
    <meta:generator>LibreOfficeDev/6.0.5.2$Linux_X86_64 LibreOffice_project/</meta:generator>
  </office:meta>
</office:document-meta>
</file>